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ecb3" officeooo:paragraph-rsid="0002ecb3"/>
    </style:style>
    <style:style style:name="P2" style:family="paragraph" style:parent-style-name="Standard">
      <style:text-properties officeooo:rsid="0002ecb3" officeooo:paragraph-rsid="0002ecb3"/>
    </style:style>
    <style:style style:name="P3" style:family="paragraph" style:parent-style-name="Standard">
      <style:text-properties officeooo:rsid="0006c35a" officeooo:paragraph-rsid="0006c35a"/>
    </style:style>
    <style:style style:name="P4" style:family="paragraph" style:parent-style-name="Standard">
      <style:text-properties officeooo:rsid="0006fa76" officeooo:paragraph-rsid="0006fa76"/>
    </style:style>
    <style:style style:name="P5" style:family="paragraph" style:parent-style-name="Standard" style:list-style-name="L1">
      <style:text-properties officeooo:rsid="0007e6b5" officeooo:paragraph-rsid="0007e6b5"/>
    </style:style>
    <style:style style:name="P6" style:family="paragraph" style:parent-style-name="Standard">
      <style:text-properties officeooo:rsid="0007e6b5" officeooo:paragraph-rsid="0007e6b5"/>
    </style:style>
    <style:style style:name="P7" style:family="paragraph" style:parent-style-name="Standard">
      <style:text-properties officeooo:rsid="000a0257" officeooo:paragraph-rsid="000a0257"/>
    </style:style>
    <style:style style:name="P8" style:family="paragraph" style:parent-style-name="Standard">
      <style:text-properties officeooo:rsid="000e4e74" officeooo:paragraph-rsid="000e4e74"/>
    </style:style>
    <style:style style:name="P9" style:family="paragraph" style:parent-style-name="Standard">
      <style:text-properties officeooo:rsid="000e4e74" officeooo:paragraph-rsid="000f123a"/>
    </style:style>
    <style:style style:name="P10" style:family="paragraph" style:parent-style-name="Standard">
      <style:text-properties officeooo:rsid="000e6678" officeooo:paragraph-rsid="000e6678"/>
    </style:style>
    <style:style style:name="P11" style:family="paragraph" style:parent-style-name="Standard">
      <style:text-properties officeooo:rsid="000f123a" officeooo:paragraph-rsid="000f123a"/>
    </style:style>
    <style:style style:name="P12" style:family="paragraph" style:parent-style-name="Standard" style:list-style-name="L2">
      <style:text-properties officeooo:rsid="000f123a" officeooo:paragraph-rsid="000f123a"/>
    </style:style>
    <style:style style:name="P13" style:family="paragraph" style:parent-style-name="Standard">
      <style:text-properties officeooo:rsid="000fa55b" officeooo:paragraph-rsid="000fa55b"/>
    </style:style>
    <style:style style:name="P14" style:family="paragraph" style:parent-style-name="Standard">
      <style:text-properties officeooo:rsid="0011200d" officeooo:paragraph-rsid="0011200d"/>
    </style:style>
    <style:style style:name="P15" style:family="paragraph" style:parent-style-name="Standard">
      <style:text-properties officeooo:rsid="00129f2f" officeooo:paragraph-rsid="00129f2f"/>
    </style:style>
    <style:style style:name="T1" style:family="text">
      <style:text-properties officeooo:rsid="0006c35a"/>
    </style:style>
    <style:style style:name="T2" style:family="text">
      <style:text-properties officeooo:rsid="0007e6b5"/>
    </style:style>
    <style:style style:name="T3" style:family="text">
      <style:text-properties officeooo:rsid="00086b81"/>
    </style:style>
    <style:style style:name="T4" style:family="text">
      <style:text-properties officeooo:rsid="000e4e74"/>
    </style:style>
    <style:style style:name="T5" style:family="text">
      <style:text-properties officeooo:rsid="000f123a"/>
    </style:style>
    <style:style style:name="T6" style:family="text">
      <style:text-properties officeooo:rsid="0010e766"/>
    </style:style>
    <style:style style:name="T7" style:family="text">
      <style:text-properties officeooo:rsid="0013287f"/>
    </style:style>
    <style:style style:name="T8" style:family="text">
      <style:text-properties officeooo:rsid="00139c9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 This</text:p>
      <text:p text:style-name="P2"><text:span text:style-name="T4">2</text:span>) <text:span text:style-name="T1">Typing: 1234 1234 1234 1234</text:span></text:p>
      <text:p text:style-name="P3">Produces: 1234 4660 668 668</text:p>
      <text:p text:style-name="P3"/>
      <text:p text:style-name="P4">This is because output remains in decimal mode but input has been changed to expect a decimal, then a hexadecimal then two octals. <text:span text:style-name="T2">So the program:</text:span></text:p>
      <text:list xml:id="list620394609" text:style-name="L1">
        <text:list-item>
          <text:p text:style-name="P5">Reads <text:span text:style-name="T3">(decimal)</text:span>1234</text:p>
        </text:list-item>
        <text:list-item>
          <text:p text:style-name="P5">Reads <text:span text:style-name="T3">(hexadecimal)</text:span>1234</text:p>
        </text:list-item>
        <text:list-item>
          <text:p text:style-name="P5">Reads <text:span text:style-name="T3">(octal)</text:span>1234</text:p>
        </text:list-item>
        <text:list-item>
          <text:p text:style-name="P5">Reads <text:span text:style-name="T3">(octal)</text:span>1234</text:p>
        </text:list-item>
        <text:list-item>
          <text:p text:style-name="P5">Prints (decimal)1234 as (decimal)1234</text:p>
        </text:list-item>
        <text:list-item>
          <text:p text:style-name="P5">Prints (hexadecimal)1234 as (decimal)4660</text:p>
        </text:list-item>
        <text:list-item>
          <text:p text:style-name="P5">Prints (octal)1234 as (decimal)668</text:p>
        </text:list-item>
        <text:list-item>
          <text:p text:style-name="P5">Prints (octal)1234 as (decimal)668</text:p>
        </text:list-item>
      </text:list>
      <text:p text:style-name="P6"/>
      <text:p text:style-name="P7">Trying other inputs yields interesting results. For example, 8 8 8 8, yields: 8 8 0 -858993460</text:p>
      <text:p text:style-name="P7">This is because 8 is not a digit that exists in the octal numbering system, so it doesn’t know what to do with it.</text:p>
      <text:p text:style-name="P7"/>
      <text:p text:style-name="P9">3) <text:span text:style-name="T5">Number: 1234567.89</text:span></text:p>
      <text:p text:style-name="P11">Results:</text:p>
      <text:list xml:id="list312856279" text:style-name="L2">
        <text:list-item>
          <text:p text:style-name="P12">defaultfloat: 1.23457e+06</text:p>
        </text:list-item>
        <text:list-item>
          <text:p text:style-name="P12">fixed: 1234567.890000</text:p>
        </text:list-item>
        <text:list-item>
          <text:p text:style-name="P12">scientific: 1.234568e+06</text:p>
        </text:list-item>
      </text:list>
      <text:p text:style-name="P11"/>
      <text:p text:style-name="P13">In this case then, “fixed” provided the most accurate representation.</text:p>
      <text:p text:style-name="P8"/>
      <text:p text:style-name="P10"><text:span text:style-name="T6">Defaultfloat -</text:span> <text:span text:style-name="T5">by default has a precision of 6 digits. It then chooses the whether “fixed” or “scientific” would be more accurate within that 6 digit precision constraint. In this case, it </text:span><text:span text:style-name="T6">chose “scientific” since the number was longer than 6 digits but still lost a bit of accuracy by rounding the ...67.89 to ...70.</text:span></text:p>
      <text:p text:style-name="P10"/>
      <text:p text:style-name="P14">Fixed – kept perfect accuracy because it didn’t limit the number of digits that could be printed but did add some superfluous trailing zeros.</text:p>
      <text:p text:style-name="P14"/>
      <text:p text:style-name="P14">Scientific – had better accuracy than “defaultfloat” due to a higher limit on digits. However, still lost some accuracy by rounding ...7.89 to ...8. </text:p>
      <text:p text:style-name="P14"/>
      <text:p text:style-name="P15">From <text:span text:style-name="T7">testing</text:span>, I can deduce that the <text:span text:style-name="T8">default </text:span>accuracy of “defaultfloat” is 6 digits <text:span text:style-name="T7">total;</text:span> “fixed” is <text:span text:style-name="T7">as many as are needed to the left of the dot and 6 digits to the right; </text:span>“scientific” is 7 digits <text:span text:style-name="T7">tot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5T18:34:11.554000000</meta:creation-date>
    <meta:generator>LibreOffice/7.3.7.2$Windows_X86_64 LibreOffice_project/e114eadc50a9ff8d8c8a0567d6da8f454beeb84f</meta:generator>
    <dc:date>2023-07-07T16:50:03.451000000</dc:date>
    <meta:editing-duration>PT1H40M23S</meta:editing-duration>
    <meta:editing-cycles>18</meta:editing-cycles>
    <meta:document-statistic meta:table-count="0" meta:image-count="0" meta:object-count="0" meta:page-count="1" meta:paragraph-count="24" meta:word-count="275" meta:character-count="1631" meta:non-whitespace-character-count="1388"/>
  </office:meta>
</office:document-meta>
</file>